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personnage (éventuellement plusieurs classes on verra)</text:p>
      <text:p text:style-name="Standard">Niveau 1 à 20</text:p>
      <text:p text:style-name="Standard">Une map = une salle</text:p>
      <text:p text:style-name="Standard">Sur chaque salle une dalle pour faire pop des mobs (nb et type mob != pour chaque salle)</text:p>
      <text:p text:style-name="Standard">Salles répétables infini</text:p>
      <text:p text:style-name="Standard">Certains mob loot popo de stat</text:p>
      <text:p text:style-name="Standard">Mob peut loot stuff (+- fort en fonction du mob)</text:p>
      <text:p text:style-name="Standard">Des map spéciales donjons (need clé pour entrer)</text:p>
      <text:p text:style-name="Standard">Boss loot popo de stat 100%</text:p>
      <text:p text:style-name="Standard">Boss peut loot stuff (+ fort que les mobs exté)</text:p>
      <text:p text:style-name="Standard"/>
      <text:p text:style-name="Standard">Stats (like ROTMG) :</text:p>
      <text:p text:style-name="Standard">HP : + HP</text:p>
      <text:p text:style-name="Standard">MP : + MP</text:p>
      <text:p text:style-name="Standard">Attack : + Dommages</text:p>
      <text:p text:style-name="Standard">Defense : - Dommages reçus</text:p>
      <text:p text:style-name="Standard">Speed : + Vitesse déplacement</text:p>
      <text:p text:style-name="Standard">Dexterity : + Attack Speed</text:p>
      <text:p text:style-name="Standard">Vitality : + HP Regen</text:p>
      <text:p text:style-name="Standard">Wisdom : + MP Regen</text:p>
      <text:p text:style-name="Standard"/>
      <text:p text:style-name="Standard">Stuff :</text:p>
      <text:p text:style-name="Standard">Casque</text:p>
      <text:p text:style-name="Standard">Cape</text:p>
      <text:p text:style-name="Standard">Armure</text:p>
      <text:p text:style-name="Standard">Ceinture</text:p>
      <text:p text:style-name="Standard">Bottes</text:p>
      <text:p text:style-name="Standard">Arme</text:p>
      <text:p text:style-name="Standard">Bague</text:p>
      <text:p text:style-name="Standard">Bague</text:p>
      <text:p text:style-name="Standard">Boucle d'oreille</text:p>
      <text:p text:style-name="Standard">Colli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3M49S</meta:editing-duration>
    <meta:editing-cycles>6</meta:editing-cycles>
    <meta:generator>OpenOffice/4.0.1$Win32 OpenOffice.org_project/401m5$Build-9714</meta:generator>
    <dc:date>2014-01-19T21:01:56.03</dc:date>
    <dc:creator>Ludovic GIANOTTI</dc:creator>
    <meta:document-statistic meta:table-count="0" meta:image-count="0" meta:object-count="0" meta:page-count="1" meta:paragraph-count="30" meta:word-count="131" meta:character-count="653"/>
    <meta:user-defined meta:name="Info 1"/>
    <meta:user-defined meta:name="Info 2"/>
    <meta:user-defined meta:name="Info 3"/>
    <meta:user-defined meta:name="Info 4"/>
  </office:meta>
</office:document-meta>
</file>